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Symbol" svg:font-family="Symbol"/>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writing-mode="lr-tb"/>
    </style:style>
    <style:style style:name="P2" style:family="paragraph" style:parent-style-name="Standard">
      <style:paragraph-properties style:writing-mode="lr-tb"/>
    </style:style>
    <style:style style:name="P3" style:family="paragraph" style:parent-style-name="Text_20_body">
      <style:paragraph-properties fo:margin-left="0.751cm" fo:margin-right="0cm" fo:margin-top="0cm" fo:margin-bottom="0cm" loext:contextual-spacing="false" fo:text-indent="0cm" style:auto-text-indent="false" style:writing-mode="lr-tb"/>
    </style:style>
    <style:style style:name="P4" style:family="paragraph" style:parent-style-name="Text_20_body">
      <style:paragraph-properties fo:margin-left="0.751cm" fo:margin-right="0cm" fo:margin-top="0cm" fo:margin-bottom="0cm" loext:contextual-spacing="false" fo:text-indent="0cm" style:auto-text-indent="false" style:writing-mode="lr-tb"/>
      <style:text-properties style:font-name="Times New Roman" fo:font-size="12pt"/>
    </style:style>
    <style:style style:name="P5" style:family="paragraph" style:parent-style-name="Text_20_body">
      <style:paragraph-properties fo:margin-left="2.251cm" fo:margin-right="0cm" fo:margin-top="0cm" fo:margin-bottom="0cm" loext:contextual-spacing="false" fo:text-indent="0cm" style:auto-text-indent="false" style:writing-mode="lr-tb"/>
    </style:style>
    <style:style style:name="P6" style:family="paragraph" style:parent-style-name="Text_20_body">
      <style:paragraph-properties fo:margin-left="2.251cm" fo:margin-right="0cm" fo:margin-top="0cm" fo:margin-bottom="0cm" loext:contextual-spacing="false" fo:text-indent="0cm" style:auto-text-indent="false" style:writing-mode="lr-tb"/>
    </style:style>
    <style:style style:name="P7" style:family="paragraph" style:parent-style-name="Text_20_body">
      <style:paragraph-properties fo:margin-left="1.249cm" fo:margin-right="0cm" fo:margin-top="0cm" fo:margin-bottom="0cm" loext:contextual-spacing="false" fo:text-indent="0cm" style:auto-text-indent="false" style:writing-mode="lr-tb"/>
    </style:style>
    <style:style style:name="P8" style:family="paragraph" style:parent-style-name="Text_20_body">
      <style:paragraph-properties fo:margin-left="3.789cm" fo:margin-right="0cm" fo:margin-top="0cm" fo:margin-bottom="0cm" loext:contextual-spacing="false" fo:text-indent="0cm" style:auto-text-indent="false" style:writing-mode="lr-tb"/>
    </style:style>
    <style:style style:name="P9" style:family="paragraph" style:parent-style-name="Text_20_body">
      <style:paragraph-properties fo:margin-left="3.789cm" fo:margin-right="0cm" fo:margin-top="0cm" fo:margin-bottom="0cm" loext:contextual-spacing="false" fo:text-indent="0cm" style:auto-text-indent="false" style:writing-mode="lr-tb"/>
    </style:style>
    <style:style style:name="P10" style:family="paragraph" style:parent-style-name="Text_20_body">
      <style:paragraph-properties fo:margin-left="2.519cm" fo:margin-right="0cm" fo:margin-top="0cm" fo:margin-bottom="0cm" loext:contextual-spacing="false" fo:text-indent="0cm" style:auto-text-indent="false" style:writing-mode="lr-tb"/>
    </style:style>
    <style:style style:name="P11" style:family="paragraph" style:parent-style-name="Text_20_body">
      <style:paragraph-properties fo:margin-top="0cm" fo:margin-bottom="0cm" loext:contextual-spacing="false" style:writing-mode="lr-tb"/>
    </style:style>
    <style:style style:name="P12" style:family="paragraph" style:parent-style-name="Text_20_body">
      <style:paragraph-properties fo:margin-top="0cm" fo:margin-bottom="0cm" loext:contextual-spacing="false" style:writing-mode="lr-tb"/>
      <style:text-properties style:font-name="Times New Roman" fo:font-size="12pt"/>
    </style:style>
    <style:style style:name="P13" style:family="paragraph" style:parent-style-name="Text_20_body">
      <style:paragraph-properties fo:margin-top="0cm" fo:margin-bottom="0cm" loext:contextual-spacing="false" fo:line-height="115%" style:writing-mode="lr-tb"/>
      <style:text-properties style:font-name="Times New Roman" fo:font-size="12pt"/>
    </style:style>
    <style:style style:name="P14" style:family="paragraph" style:parent-style-name="Text_20_body">
      <style:paragraph-properties fo:margin-top="0cm" fo:margin-bottom="0cm" loext:contextual-spacing="false" fo:line-height="115%" style:writing-mode="lr-tb"/>
    </style:style>
    <style:style style:name="P15" style:family="paragraph" style:parent-style-name="Text_20_body">
      <style:paragraph-properties fo:margin-left="3.752cm" fo:margin-right="0cm" fo:margin-top="0cm" fo:margin-bottom="0cm" loext:contextual-spacing="false" fo:text-indent="0cm" style:auto-text-indent="false" style:writing-mode="lr-tb"/>
    </style:style>
    <style:style style:name="P16" style:family="paragraph" style:parent-style-name="Text_20_body">
      <style:paragraph-properties fo:margin-left="3.752cm" fo:margin-right="0cm" fo:margin-top="0cm" fo:margin-bottom="0cm" loext:contextual-spacing="false" fo:text-indent="0cm" style:auto-text-indent="false" style:writing-mode="lr-tb"/>
    </style:style>
    <style:style style:name="P17" style:family="paragraph" style:parent-style-name="Text_20_body">
      <style:paragraph-properties fo:margin-left="0.801cm" fo:margin-right="0cm" fo:margin-top="0cm" fo:margin-bottom="0cm" loext:contextual-spacing="false" fo:text-indent="0cm" style:auto-text-indent="false" style:writing-mode="lr-tb"/>
    </style:style>
    <style:style style:name="P18" style:family="paragraph" style:parent-style-name="Text_20_body">
      <style:paragraph-properties fo:margin-left="1.249cm" fo:margin-right="0cm" fo:margin-top="0cm" fo:margin-bottom="0cm" loext:contextual-spacing="false" fo:text-indent="1.249cm" style:auto-text-indent="false" style:writing-mode="lr-tb"/>
    </style:style>
    <style:style style:name="T1" style:family="text">
      <style:text-properties style:font-name="Times New Roman" fo:font-size="12pt"/>
    </style:style>
    <style:style style:name="T2" style:family="text">
      <style:text-properties style:font-name="Times New Roman" fo:font-size="12pt" fo:font-weight="bold"/>
    </style:style>
    <style:style style:name="T3" style:family="text">
      <style:text-properties style:font-name="Times New Roman" fo:font-size="12pt" fo:font-style="italic" fo:font-weight="bold"/>
    </style:style>
    <style:style style:name="T4" style:family="text">
      <style:text-properties style:font-name="Times New Roman" fo:font-size="12pt" fo:font-style="italic" fo:font-weight="bold" fo:background-color="#fde9d9" loext:char-shading-value="0"/>
    </style:style>
    <style:style style:name="T5" style:family="text">
      <style:text-properties fo:font-weight="bold"/>
    </style:style>
    <style:style style:name="T6" style:family="text">
      <style:text-properties fo:font-variant="normal" fo:text-transform="none" style:font-name="Symbol" fo:font-size="12pt"/>
    </style:style>
    <style:style style:name="T7" style:family="text">
      <style:text-properties fo:font-variant="normal" fo:text-transform="none" style:font-name="Courier New" fo:font-size="12pt"/>
    </style:style>
    <style:style style:name="T8" style:family="text">
      <style:text-properties style:font-name="Symbol" fo:font-size="12pt"/>
    </style:style>
    <style:style style:name="T9" style:family="text">
      <style:text-properties style:font-name="Courier New" fo:font-size="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la a todos/as, les envío el acta de la reunión de la Familia Profesional de Las Palmas, celebrada el día 20 de mayo.</text:p>
      <text:p text:style-name="P1">Disculpen el retraso pero no he dado abasto.<text:line-break/><text:span text:style-name="T2"><text:line-break/>________________________________________________________________________<text:line-break/><text:line-break/>Acta Reunión de la Familia Profesional de la Provincia de Las Palmas - 20 de mayo<text:line-break/></text:span></text:p>
      <text:p text:style-name="P4">Se comienza la reunión agradeciendo la asistencia a la reunión de compañeros de todos los centros de la provincia de Las Palmas donde se imparte la Familia Profesional (Lanzarote, Fuerteventura y Las Palmas).</text:p>
      <text:p text:style-name="P4">También se agradece la presencia del Coordinador de la Familia Profesional de Tenerife, José Pestano. Pasamos a debatir cada uno de los puntos del orden del día:</text:p>
      <text:p text:style-name="P3"/>
      <text:p text:style-name="P5"><text:span text:style-name="T8">·</text:span><text:span text:style-name="T6"> </text:span><text:span text:style-name="T1">Reuniones con la Dirección General de Formación Profesional:</text:span></text:p>
      <text:p text:style-name="P7"/>
      <text:p text:style-name="P8"><text:span text:style-name="T9">o</text:span><text:span text:style-name="T7"> </text:span><text:span text:style-name="T4">Formación del profesorado.</text:span></text:p>
      <text:p text:style-name="P8"/>
      <text:p text:style-name="P4">Se informa que una vez finalizado el curso presencial de “Android Studio” que se imparte en el IES El Rincón, se creará una plataforma con los contenidos y videos de dicho curso para que toda la Familia Profesional pueda acceder al mismo. El acceso se enviará al Foro.</text:p>
      <text:p text:style-name="P4">Se seguirá en la línea de cursos en los próximos años y sobre todo se intentará que los cursos sean Online.</text:p>
      <text:p text:style-name="P4">Sería interesante contar con personas a las que se pueda consultar dudas por especialidad y módulo. También se tiende a fomentar la figura del Formador de formadores y eventos del tipo Chapi donde se imparten píldoras formativas.</text:p>
      <text:p text:style-name="P10"/>
      <text:p text:style-name="P8"><text:span text:style-name="T9">o</text:span><text:span text:style-name="T7"> </text:span><text:span text:style-name="T3">Dotaciones de material para próximos cursos.</text:span></text:p>
      <text:p text:style-name="P8"/>
      <text:p text:style-name="P4">Se solicita que para poder tomar decisiones respecto al reparto del presupuesto para el próximo año, es necesario que cada centro envíe informe, fotos, etc del material existente en cada uno de ellos y sus necesidades para tener una base sobre la que tomar decisiones y priorizar dicho presupuesto, en pro de un reparto equitativo y objetivo.</text:p>
      <text:p text:style-name="P4">La Dirección General ha concedido a la Familia Profesional una dotación extraordinaria de 50.000 euros, se ha decidido dotar a los centros de “Kits de montaje de equipos” que se han repartido equitativamente entre los centros a los que llegarán entre 5 y 10 Kits y otros 15 para los centros mayores que son el IES El Rincón y el CIFP Cesar Manrique.</text:p>
      <text:p text:style-name="P8"/>
      <text:p text:style-name="P8"><text:span text:style-name="T9">o</text:span><text:span text:style-name="T7"> </text:span><text:span text:style-name="T3">Software. Situación y perspectivas de futuro.</text:span></text:p>
      <text:p text:style-name="P8"/>
      <text:p text:style-name="P4">Se solicita que cada centro indique cuánto ha pagado por el DreamSpark. Se intenta llegar a un acuerdo al cual se puedan acoger todos los centros para pagar menos por el Dreamspark.</text:p>
      <text:p text:style-name="P4">José Pestano informa sobre las gestiones con Microsoft que está muy interesado en educación. </text:p>
      <text:p text:style-name="P4">Google también apoya a Educación pero no cumple con las medidas de protección de datos.</text:p>
      <text:p text:style-name="P4"><text:soft-page-break/>Se intentará llegar en un futuro a un acuerdo con Microsoft para el uso del office 365 y otro software.</text:p>
      <text:p text:style-name="P12"/>
      <text:p text:style-name="P8"><text:span text:style-name="T9">o</text:span><text:span text:style-name="T7"> </text:span><text:span text:style-name="T3">Desarrollo de los Currículos Canarios.</text:span></text:p>
      <text:p text:style-name="P8"/>
      <text:p text:style-name="P4">Se formarán grupos de trabajo. No se pueden tocar los criterios de evaluación, no se puede desvirtuar el perfil profesional del alumnado. Por ejemplo el Ciclo de Asir tiene carencias debería darse programación en algún sitio.</text:p>
      <text:p text:style-name="P4">No se han formado los grupos de trabajo, todavía no se está haciendo nada. </text:p>
      <text:p text:style-name="P4"/>
      <text:p text:style-name="P4">Se decide enviar un escrito solicitando que en dicho desarrollo estén presentes las dos provincias y además profesorado tanto Tecnólogo como de Sistemas.</text:p>
      <text:p text:style-name="P4"/>
      <text:p text:style-name="P8"><text:span text:style-name="T9">o</text:span><text:span text:style-name="T7"> </text:span><text:span text:style-name="T3">Normativa de Formación Profesional.</text:span></text:p>
      <text:p text:style-name="P8"/>
      <text:p text:style-name="P4">Se están desarrollando normativas sobre FCT, evaluación y CIFP (proyecto Enlaza comentado anteriormente). </text:p>
      <text:p text:style-name="P4">Cuidado con las programaciones a principio de curso, existirá una plataforma unificada.</text:p>
      <text:p text:style-name="P11"><text:s/><text:span text:style-name="T1">La Formación Profesional a Distancia no tiene Normativa, están en ello. </text:span></text:p>
      <text:p text:style-name="P7"/>
      <text:p text:style-name="P5"><text:span text:style-name="T8">·</text:span><text:span text:style-name="T6"> </text:span><text:span text:style-name="T3">Debatir y en su caso decisiones a tomar sobre: </text:span></text:p>
      <text:p text:style-name="P7"/>
      <text:p text:style-name="P15"><text:span text:style-name="T9">o</text:span><text:span text:style-name="T7"> </text:span><text:span text:style-name="T3">Formación Profesional Básica adjudicación de plazas </text:span></text:p>
      <text:p text:style-name="P15"/>
      <text:p text:style-name="P4">Se han detectado algunas anomalías en cuanto a acceso de profesorado de Electrónica a plazas que podían ser cubiertas por profesorado de Informática.</text:p>
      <text:p text:style-name="P4">Se decide enviar escrito a la Dirección General de F.P. y a Personal para intentar que esta situación no se dé para el próximo curso.</text:p>
      <text:p text:style-name="P3"/>
      <text:p text:style-name="P15"><text:span text:style-name="T9">o</text:span><text:span text:style-name="T7"> </text:span><text:span text:style-name="T3">Consenso entre los distintos centros sobre criterios de promoción (Proyecto Curricular de Centro) </text:span></text:p>
      <text:p text:style-name="P17"/>
      <text:p text:style-name="P4">En cuanto al tema de los módulos soporte, con el menos del 20 % suspendido, o sea, módulos de menos de 6 horas, pasan a segundo y si superan este % es el equipo educativo excepcionalmente el que decide, a no ser que haya módulo soporte definido en el centro. </text:p>
      <text:p text:style-name="P4">No se tiene claro si sería interesante no definir ningún módulo soporte para que no haya problemas entre los centros al moverse el alumnado.</text:p>
      <text:p text:style-name="P4">El alumnado al moverse de un centro a otro la decisión válida es la del centro del que proviene.</text:p>
      <text:p text:style-name="P4">Sería interesante llegar a un acuerdo de toda la Familia Profesional pero es muy complicado.</text:p>
      <text:p text:style-name="P15"/>
      <text:p text:style-name="P15"><text:span text:style-name="T9">o</text:span><text:span text:style-name="T7"> </text:span><text:span text:style-name="T3">Solicitud de horas a la Dirección General de F.P. para la Jefatura de Taller </text:span></text:p>
      <text:p text:style-name="P15"/>
      <text:p text:style-name="P4"><text:soft-page-break/>Se decide enviar escrito solicitando que haya horas lectivas para el desarrollo de esta función, ya que hay centro con muchísimos talleres.</text:p>
      <text:p text:style-name="P15"/>
      <text:p text:style-name="P15"><text:span text:style-name="T9">o</text:span><text:span text:style-name="T7"> </text:span><text:span text:style-name="T3">Optativas Bachillerato</text:span></text:p>
      <text:p text:style-name="P15"/>
      <text:p text:style-name="P4">Para el próximo curso no se ha ofertado la asignatura de “Medios informáticos 3D”.</text:p>
      <text:p text:style-name="P3"/>
      <text:p text:style-name="P15"><text:span text:style-name="T9">o</text:span><text:span text:style-name="T7"> </text:span><text:span text:style-name="T3">Horas del tercer trimestre para que el profesorado de informática pueda usarlas para actualizarse</text:span></text:p>
      <text:p text:style-name="P3"/>
      <text:p text:style-name="P4">Teniendo en cuenta la necesidad de tiempo para poder formarnos y estar al día en nuestra especialidad, los Directores de los centros pueden asignar horas del tercer trimestre para esta labor de actualización.</text:p>
      <text:p text:style-name="P4">De todas formas se pueden solicitar proyectos educativos I+D desde todos los centros para la mejora de la educación, y aprovechar estas horas para la actualización.</text:p>
      <text:p text:style-name="P18"/>
      <text:p text:style-name="P18"/>
      <text:p text:style-name="P5"><text:span text:style-name="T8">·</text:span><text:span text:style-name="T6"> </text:span><text:span text:style-name="T3">Skills autonómicos y Chapi edición 2017</text:span></text:p>
      <text:p text:style-name="P5"/>
      <text:p text:style-name="P4">Se ha montado un grupo de trabajo con profesorado de Las Palmas y Tenerife para realizar los <text:span text:style-name="T5">Skills</text:span> del año que viene en Febrero o Marzo. Entre ese profesorado están David Vargas, Tiburcio Cruz, …</text:p>
      <text:p text:style-name="P4">Las especialidades de Sistemas y Redes si existen a nivel nacional pero Grado Medio no. Se intentará hacer la de software libre. Se seguirá haciendo la de Grado Medio, Sistemas y Web. En cuanto a Multiplataforma veremos si se hace a nivel nacional o nó.</text:p>
      <text:p text:style-name="P4">Se intentará que las pruebas estén a finales de septiembre o principios de octubre. Si no hubiera apoyo de la Consejería se harían Low Cost. Se intentará que de aquí en adelante sea anual.</text:p>
      <text:p text:style-name="P3"/>
      <text:p text:style-name="P3"><text:span text:style-name="T2">Chapi</text:span> <text:span text:style-name="T1">experiencia muy buena. Se intentará programar el Chapi 2017 con tiempo para ver con qué recursos se puede contar. Se tiene que buscar un centro donde hacerlo para el próximo año. La temática será libre o a decidir, como queramos.</text:span></text:p>
      <text:p text:style-name="P3"/>
      <text:p text:style-name="P5"/>
      <text:p text:style-name="P5"><text:span text:style-name="T8">·</text:span><text:span text:style-name="T6"> </text:span><text:span text:style-name="T1">Ruegos y preguntas.</text:span></text:p>
      <text:p text:style-name="P7"/>
      <text:p text:style-name="P4">Se recuerda que los centros que estén interesados en el proyecto “La lectura como estrategia de proceso de enseñanza-aprendizaje en la familia profesional de Informática y Comunicaciones” apoyo para adquisición de cultura general para los ciclos de grado medio y FP Básica, del compañero Wilme Rodríguez del centro San Juan de la Rambla, Tenerife, envíen el cuestionario del proyecto lo antes posible. Su finalidad es que el alumnado de Grado Medio y FP Básica tengan menos dificultades para la comprensión lectora y escriban documentos sin tantas faltas de ortografía.</text:p>
      <text:p text:style-name="P4"><text:soft-page-break/>Comentar que no se trata de un Plan Lector pero puede incluirse en el Plan Lector del Centro. Plantea disponer de un listado de obras cuya lectura se sugiera a los estudiantes que estudian Informática.</text:p>
      <text:p text:style-name="P14"/>
      <text:p text:style-name="P13">_______________________________________________________________________</text:p>
      <text:p text:style-name="P13"/>
      <text:p text:style-name="P13">Reciban un cordial saludo,</text:p>
      <text:p text:style-name="P11"/>
      <text:p text:style-name="P12">Mª del Carmen Rodríguez Suárez</text:p>
      <text:p text:style-name="P12">Coordinadora Familia Profesional Informática y Comunicaciones</text:p>
      <text:p text:style-name="P14"><text:span text:style-name="T1">Provincia de Las Palmas</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Symbol" svg:font-family="Symbol"/>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7T20:51:06.643592741</meta:creation-date>
    <dc:date>2016-06-27T20:51:57.292060259</dc:date>
    <meta:editing-duration>PT50S</meta:editing-duration>
    <meta:editing-cycles>1</meta:editing-cycles>
    <meta:document-statistic meta:table-count="0" meta:image-count="0" meta:object-count="0" meta:page-count="4" meta:paragraph-count="54" meta:word-count="1187" meta:character-count="7210" meta:non-whitespace-character-count="6063"/>
    <meta:generator>LibreOffice/5.1.3.2$Linux_x86 LibreOffice_project/10m0$Build-2</meta:generator>
  </office:meta>
</office:document-meta>
</file>